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94df"/>
    </style:style>
    <style:style style:name="P2" style:family="paragraph" style:parent-style-name="Standard">
      <style:text-properties officeooo:paragraph-rsid="001094df"/>
    </style:style>
    <style:style style:name="P3" style:family="paragraph" style:parent-style-name="Standard">
      <style:text-properties officeooo:rsid="000b14d9" officeooo:paragraph-rsid="00110c7a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0c7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110c7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10c7a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y Em Johnson</text:p>
      <text:p text:style-name="P1">## System Test StableNotSepsisNotOrganDsyfunction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3P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4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N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50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34. Type “5” when prompted for the patient’s current Glasgow coma scale.</text:p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0:27.014581970</meta:creation-date>
    <dc:date>2020-11-18T12:09:13.897646090</dc:date>
    <meta:editing-duration>PT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622" meta:character-count="4107" meta:non-whitespace-character-count="3499"/>
  </office:meta>
</office:document-meta>
</file>